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4.899cm" fo:min-width="9.457cm"/>
    </style:style>
    <style:style style:name="gr2" style:family="graphic" style:parent-style-name="standard">
      <style:graphic-properties draw:textarea-horizontal-align="justify" draw:textarea-vertical-align="middle" draw:auto-grow-height="false" fo:min-height="0.27cm" fo:min-width="0.332cm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draw:fill="none" fo:min-height="0.488cm"/>
    </style:style>
    <style:style style:name="gr5" style:family="graphic" style:parent-style-name="standard">
      <style:graphic-properties draw:stroke="none" draw:fill="none" fo:min-height="0.788cm"/>
    </style:style>
    <style:style style:name="P1" style:family="paragraph">
      <loext:graphic-properties draw:fill-color="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9pt"/>
    </style:style>
    <style:style style:name="P4" style:family="paragraph">
      <loext:graphic-properties draw:fill="none"/>
      <style:text-properties fo:font-size="9pt"/>
    </style:style>
    <style:style style:name="P5" style:family="paragraph">
      <loext:graphic-properties draw:fill="none"/>
      <style:paragraph-properties fo:text-align="center"/>
      <style:text-properties fo:color="#ffffff" fo:font-size="9pt"/>
    </style:style>
    <style:style style:name="P6" style:family="paragraph">
      <loext:graphic-properties draw:fill="none"/>
      <style:paragraph-properties fo:text-align="center"/>
      <style:text-properties fo:color="#ffffff" fo:font-size="20pt" style:font-size-asian="20pt" style:font-size-complex="20pt"/>
    </style:style>
    <style:style style:name="T1" style:family="text">
      <style:text-properties fo:font-size="9pt" fo:font-weight="bold" style:font-size-asian="12pt" style:font-weight-asian="bold" style:font-size-complex="12pt" style:font-weight-complex="bold"/>
    </style:style>
    <style:style style:name="T2" style:family="text">
      <style:text-properties fo:color="#ffffff" fo:font-size="9pt" fo:font-weight="bold" style:font-size-asian="12pt" style:font-weight-asian="bold" style:font-size-complex="12pt" style:font-weight-complex="bold"/>
    </style:style>
    <style:style style:name="T3" style:family="text">
      <style:text-properties fo:color="#ffffff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measurelines" svg:width="9.957cm" svg:height="5.149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832cm" svg:height="0.52cm" svg:x="1.381cm" svg:y="2.6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measurelines" svg:width="0.832cm" svg:height="0.52cm" svg:x="2.581cm" svg:y="2.6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measurelines" svg:width="0.832cm" svg:height="0.52cm" svg:x="3.781cm" svg:y="2.6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measurelines" svg:width="0.832cm" svg:height="0.52cm" svg:x="4.981cm" svg:y="2.6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measurelines" svg:width="0.832cm" svg:height="0.52cm" svg:x="6.181cm" svg:y="2.6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measurelines" svg:width="0.832cm" svg:height="0.52cm" svg:x="7.381cm" svg:y="2.6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measurelines" svg:width="0.832cm" svg:height="0.52cm" svg:x="8.581cm" svg:y="2.6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measurelines" svg:width="0.832cm" svg:height="0.52cm" svg:x="9.781cm" svg:y="2.6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measurelines" svg:width="0.832cm" svg:height="0.52cm" svg:x="1.405cm" svg:y="3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measurelines" svg:width="0.832cm" svg:height="0.52cm" svg:x="2.605cm" svg:y="3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measurelines" svg:width="0.832cm" svg:height="0.52cm" svg:x="3.805cm" svg:y="3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measurelines" svg:width="0.832cm" svg:height="0.52cm" svg:x="5.005cm" svg:y="3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measurelines" svg:width="0.832cm" svg:height="0.52cm" svg:x="6.205cm" svg:y="3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measurelines" svg:width="0.832cm" svg:height="0.52cm" svg:x="7.405cm" svg:y="3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measurelines" svg:width="0.832cm" svg:height="0.52cm" svg:x="8.605cm" svg:y="3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measurelines" svg:width="0.832cm" svg:height="0.52cm" svg:x="9.805cm" svg:y="3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measurelines" svg:width="0.832cm" svg:height="0.52cm" svg:x="1.397cm" svg:y="4.4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measurelines" svg:width="0.832cm" svg:height="0.52cm" svg:x="2.597cm" svg:y="4.4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measurelines" svg:width="0.832cm" svg:height="0.52cm" svg:x="3.797cm" svg:y="4.4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measurelines" svg:width="0.832cm" svg:height="0.52cm" svg:x="4.997cm" svg:y="4.4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measurelines" svg:width="0.832cm" svg:height="0.52cm" svg:x="6.197cm" svg:y="4.4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measurelines" svg:width="0.832cm" svg:height="0.52cm" svg:x="7.397cm" svg:y="4.4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measurelines" svg:width="0.832cm" svg:height="0.52cm" svg:x="8.597cm" svg:y="4.4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measurelines" svg:width="0.832cm" svg:height="0.52cm" svg:x="9.797cm" svg:y="4.4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measurelines" svg:width="0.832cm" svg:height="0.52cm" svg:x="1.413cm" svg:y="5.3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measurelines" svg:width="0.832cm" svg:height="0.52cm" svg:x="2.613cm" svg:y="5.3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measurelines" svg:width="0.832cm" svg:height="0.52cm" svg:x="3.813cm" svg:y="5.3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measurelines" svg:width="0.832cm" svg:height="0.52cm" svg:x="5.013cm" svg:y="5.3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measurelines" svg:width="0.832cm" svg:height="0.52cm" svg:x="6.213cm" svg:y="5.3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measurelines" svg:width="0.832cm" svg:height="0.52cm" svg:x="7.413cm" svg:y="5.3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measurelines" svg:width="0.832cm" svg:height="0.52cm" svg:x="8.613cm" svg:y="5.3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measurelines" svg:width="0.832cm" svg:height="0.52cm" svg:x="9.813cm" svg:y="5.3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measurelines" svg:width="0.832cm" svg:height="0.52cm" svg:x="8.581cm" svg:y="1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measurelines" svg:width="0.832cm" svg:height="0.52cm" svg:x="9.781cm" svg:y="1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measurelines" svg:width="1.143cm" svg:height="0.963cm" svg:x="8.481cm" svg:y="1.362cm">
          <draw:text-box>
            <text:p text:style-name="P2"><text:span text:style-name="T1">RST</text:span></text:p>
          </draw:text-box>
        </draw:frame>
        <draw:frame draw:style-name="gr3" draw:text-style-name="P4" draw:layer="measurelines" svg:width="1.143cm" svg:height="0.963cm" svg:x="9.636cm" svg:y="1.337cm">
          <draw:text-box>
            <text:p><text:span text:style-name="T2">NMI</text:span></text:p>
          </draw:text-box>
        </draw:frame>
        <draw:frame draw:style-name="gr3" draw:text-style-name="P3" draw:layer="measurelines" svg:width="1.143cm" svg:height="0.963cm" svg:x="9.636cm" svg:y="2.207cm">
          <draw:text-box>
            <text:p text:style-name="P2"><text:span text:style-name="T2">R</text:span></text:p>
          </draw:text-box>
        </draw:frame>
        <draw:frame draw:style-name="gr3" draw:text-style-name="P4" draw:layer="measurelines" svg:width="1.143cm" svg:height="0.963cm" svg:x="8.517cm" svg:y="2.219cm">
          <draw:text-box>
            <text:p><text:span text:style-name="T2">G</text:span></text:p>
          </draw:text-box>
        </draw:frame>
        <draw:frame draw:style-name="gr3" draw:text-style-name="P3" draw:layer="measurelines" svg:width="1.27cm" svg:height="0.963cm" svg:x="9.576cm" svg:y="3.096cm">
          <draw:text-box>
            <text:p text:style-name="P2"><text:span text:style-name="T2">M</text:span></text:p>
          </draw:text-box>
        </draw:frame>
        <draw:frame draw:style-name="gr3" draw:text-style-name="P5" draw:layer="measurelines" svg:width="1.143cm" svg:height="0.963cm" svg:x="8.445cm" svg:y="3.096cm">
          <draw:text-box>
            <text:p text:style-name="P2"><text:span text:style-name="T2">F</text:span></text:p>
          </draw:text-box>
        </draw:frame>
        <draw:frame draw:style-name="gr3" draw:text-style-name="P5" draw:layer="measurelines" svg:width="1.143cm" svg:height="0.963cm" svg:x="9.652cm" svg:y="3.979cm">
          <draw:text-box>
            <text:p text:style-name="P2"><text:span text:style-name="T2">Dc</text:span></text:p>
          </draw:text-box>
        </draw:frame>
        <draw:frame draw:style-name="gr3" draw:text-style-name="P5" draw:layer="measurelines" svg:width="1.143cm" svg:height="0.963cm" svg:x="9.652cm" svg:y="4.874cm">
          <draw:text-box>
            <text:p text:style-name="P2"><text:span text:style-name="T2">I</text:span></text:p>
          </draw:text-box>
        </draw:frame>
        <draw:frame draw:style-name="gr3" draw:text-style-name="P5" draw:layer="measurelines" svg:width="1.143cm" svg:height="0.963cm" svg:x="8.462cm" svg:y="3.979cm">
          <draw:text-box>
            <text:p text:style-name="P2"><text:span text:style-name="T2">A</text:span></text:p>
          </draw:text-box>
        </draw:frame>
        <draw:frame draw:style-name="gr3" draw:text-style-name="P5" draw:layer="measurelines" svg:width="1.143cm" svg:height="0.963cm" svg:x="8.446cm" svg:y="4.877cm">
          <draw:text-box>
            <text:p text:style-name="P2"><text:span text:style-name="T2">5/y</text:span></text:p>
          </draw:text-box>
        </draw:frame>
        <draw:frame draw:style-name="gr3" draw:text-style-name="P5" draw:layer="measurelines" svg:width="1.143cm" svg:height="0.963cm" svg:x="7.255cm" svg:y="4.877cm">
          <draw:text-box>
            <text:p text:style-name="P2"><text:span text:style-name="T2">4/x</text:span></text:p>
          </draw:text-box>
        </draw:frame>
        <draw:frame draw:style-name="gr3" draw:text-style-name="P5" draw:layer="measurelines" svg:width="1.293cm" svg:height="0.963cm" svg:x="6.005cm" svg:y="4.893cm">
          <draw:text-box>
            <text:p text:style-name="P2"><text:span text:style-name="T2">3/dp</text:span></text:p>
          </draw:text-box>
        </draw:frame>
        <draw:frame draw:style-name="gr3" draw:text-style-name="P5" draw:layer="measurelines" svg:width="1.143cm" svg:height="0.963cm" svg:x="4.842cm" svg:y="4.877cm">
          <draw:text-box>
            <text:p text:style-name="P2"><text:span text:style-name="T2">2/b</text:span></text:p>
          </draw:text-box>
        </draw:frame>
        <draw:frame draw:style-name="gr3" draw:text-style-name="P3" draw:layer="measurelines" svg:width="1.143cm" svg:height="0.963cm" svg:x="8.482cm" svg:y="1.363cm">
          <draw:text-box>
            <text:p text:style-name="P2"><text:span text:style-name="T1">RST</text:span></text:p>
          </draw:text-box>
        </draw:frame>
        <draw:frame draw:style-name="gr3" draw:text-style-name="P5" draw:layer="measurelines" svg:width="1.143cm" svg:height="0.963cm" svg:x="3.667cm" svg:y="4.877cm">
          <draw:text-box>
            <text:p text:style-name="P2"><text:span text:style-name="T2">1/a</text:span></text:p>
          </draw:text-box>
        </draw:frame>
        <draw:frame draw:style-name="gr3" draw:text-style-name="P3" draw:layer="measurelines" svg:width="1.143cm" svg:height="0.963cm" svg:x="8.482cm" svg:y="1.363cm">
          <draw:text-box>
            <text:p text:style-name="P2"><text:span text:style-name="T1">RST</text:span></text:p>
          </draw:text-box>
        </draw:frame>
        <draw:frame draw:style-name="gr3" draw:text-style-name="P5" draw:layer="measurelines" svg:width="1.143cm" svg:height="0.963cm" svg:x="2.469cm" svg:y="4.877cm">
          <draw:text-box>
            <text:p text:style-name="P2"><text:span text:style-name="T2">0/cc</text:span></text:p>
          </draw:text-box>
        </draw:frame>
        <draw:frame draw:style-name="gr3" draw:text-style-name="P3" draw:layer="measurelines" svg:width="1.143cm" svg:height="0.963cm" svg:x="8.482cm" svg:y="1.33cm">
          <draw:text-box>
            <text:p text:style-name="P2"><text:span text:style-name="T2">RST</text:span></text:p>
          </draw:text-box>
        </draw:frame>
        <draw:frame draw:style-name="gr3" draw:text-style-name="P5" draw:layer="measurelines" svg:width="1.143cm" svg:height="0.963cm" svg:x="1.254cm" svg:y="4.877cm">
          <draw:text-box>
            <text:p text:style-name="P2"><text:span text:style-name="T2">U4</text:span></text:p>
          </draw:text-box>
        </draw:frame>
        <draw:frame draw:style-name="gr3" draw:text-style-name="P5" draw:layer="measurelines" svg:width="1.143cm" svg:height="0.963cm" svg:x="1.254cm" svg:y="3.979cm">
          <draw:text-box>
            <text:p text:style-name="P2"><text:span text:style-name="T2">U3</text:span></text:p>
          </draw:text-box>
        </draw:frame>
        <draw:frame draw:style-name="gr3" draw:text-style-name="P5" draw:layer="measurelines" svg:width="1.143cm" svg:height="0.963cm" svg:x="1.254cm" svg:y="3.1cm">
          <draw:text-box>
            <text:p text:style-name="P2"><text:span text:style-name="T2">U2</text:span></text:p>
          </draw:text-box>
        </draw:frame>
        <draw:frame draw:style-name="gr4" draw:text-style-name="P5" draw:layer="measurelines" svg:width="1.119cm" svg:height="0.738cm" svg:x="1.254cm" svg:y="2.214cm">
          <draw:text-box>
            <text:p text:style-name="P2"><text:span text:style-name="T2">U1</text:span></text:p>
          </draw:text-box>
        </draw:frame>
        <draw:frame draw:style-name="gr3" draw:text-style-name="P5" draw:layer="measurelines" svg:width="1.143cm" svg:height="0.963cm" svg:x="2.437cm" svg:y="3.979cm">
          <draw:text-box>
            <text:p text:style-name="P2"><text:span text:style-name="T2">U5</text:span></text:p>
          </draw:text-box>
        </draw:frame>
        <draw:frame draw:style-name="gr3" draw:text-style-name="P5" draw:layer="measurelines" svg:width="1.143cm" svg:height="0.963cm" svg:x="2.46cm" svg:y="3.1cm">
          <draw:text-box>
            <text:p text:style-name="P2"><text:span text:style-name="T2">Bp</text:span></text:p>
          </draw:text-box>
        </draw:frame>
        <draw:frame draw:style-name="gr3" draw:text-style-name="P5" draw:layer="measurelines" svg:width="1.143cm" svg:height="0.963cm" svg:x="2.429cm" svg:y="2.214cm">
          <draw:text-box>
            <text:p text:style-name="P2"><text:span text:style-name="T2">X</text:span></text:p>
          </draw:text-box>
        </draw:frame>
        <draw:frame draw:style-name="gr3" draw:text-style-name="P5" draw:layer="measurelines" svg:width="1.143cm" svg:height="0.963cm" svg:x="3.635cm" svg:y="2.219cm">
          <draw:text-box>
            <text:p text:style-name="P2"><text:span text:style-name="T2">P</text:span></text:p>
          </draw:text-box>
        </draw:frame>
        <draw:frame draw:style-name="gr3" draw:text-style-name="P5" draw:layer="measurelines" svg:width="1.143cm" svg:height="0.963cm" svg:x="4.826cm" svg:y="2.222cm">
          <draw:text-box>
            <text:p text:style-name="P2"><text:span text:style-name="T2">L</text:span></text:p>
          </draw:text-box>
        </draw:frame>
        <draw:frame draw:style-name="gr3" draw:text-style-name="P5" draw:layer="measurelines" svg:width="1.143cm" svg:height="0.963cm" svg:x="6.032cm" svg:y="2.222cm">
          <draw:text-box>
            <text:p text:style-name="P2"><text:span text:style-name="T2">Of</text:span></text:p>
          </draw:text-box>
        </draw:frame>
        <draw:frame draw:style-name="gr3" draw:text-style-name="P3" draw:layer="measurelines" svg:width="1.143cm" svg:height="0.963cm" svg:x="7.231cm" svg:y="2.219cm">
          <draw:text-box>
            <text:p text:style-name="P2"><text:span text:style-name="T2">Cn</text:span></text:p>
          </draw:text-box>
        </draw:frame>
        <draw:frame draw:style-name="gr3" draw:text-style-name="P5" draw:layer="measurelines" svg:width="1.143cm" svg:height="0.963cm" svg:x="7.247cm" svg:y="3.1cm">
          <draw:text-box>
            <text:p text:style-name="P2"><text:span text:style-name="T2">E</text:span></text:p>
          </draw:text-box>
        </draw:frame>
        <draw:frame draw:style-name="gr3" draw:text-style-name="P5" draw:layer="measurelines" svg:width="1.143cm" svg:height="0.963cm" svg:x="7.239cm" svg:y="3.979cm">
          <draw:text-box>
            <text:p text:style-name="P2"><text:span text:style-name="T2">9</text:span></text:p>
          </draw:text-box>
        </draw:frame>
        <draw:frame draw:style-name="gr3" draw:text-style-name="P5" draw:layer="measurelines" svg:width="1.143cm" svg:height="0.963cm" svg:x="6.056cm" svg:y="3.097cm">
          <draw:text-box>
            <text:p text:style-name="P2"><text:span text:style-name="T2">D</text:span></text:p>
          </draw:text-box>
        </draw:frame>
        <draw:frame draw:style-name="gr3" draw:text-style-name="P5" draw:layer="measurelines" svg:width="1.143cm" svg:height="0.963cm" svg:x="4.865cm" svg:y="3.1cm">
          <draw:text-box>
            <text:p text:style-name="P2"><text:span text:style-name="T2">C</text:span></text:p>
          </draw:text-box>
        </draw:frame>
        <draw:frame draw:style-name="gr3" draw:text-style-name="P5" draw:layer="measurelines" svg:width="1.143cm" svg:height="0.963cm" svg:x="3.651cm" svg:y="3.1cm">
          <draw:text-box>
            <text:p text:style-name="P2"><text:span text:style-name="T2">B</text:span></text:p>
          </draw:text-box>
        </draw:frame>
        <draw:frame draw:style-name="gr3" draw:text-style-name="P5" draw:layer="measurelines" svg:width="1.143cm" svg:height="0.963cm" svg:x="3.651cm" svg:y="3.979cm">
          <draw:text-box>
            <text:p text:style-name="P2"><text:span text:style-name="T2">6/u</text:span></text:p>
          </draw:text-box>
        </draw:frame>
        <draw:frame draw:style-name="gr3" draw:text-style-name="P5" draw:layer="measurelines" svg:width="1.143cm" svg:height="0.963cm" svg:x="4.826cm" svg:y="3.979cm">
          <draw:text-box>
            <text:p text:style-name="P2"><text:span text:style-name="T2">7/pc</text:span></text:p>
          </draw:text-box>
        </draw:frame>
        <draw:frame draw:style-name="gr3" draw:text-style-name="P5" draw:layer="measurelines" svg:width="1.143cm" svg:height="0.963cm" svg:x="6.04cm" svg:y="3.979cm">
          <draw:text-box>
            <text:p text:style-name="P2"><text:span text:style-name="T2">8</text:span></text:p>
          </draw:text-box>
        </draw:frame>
        <draw:frame draw:style-name="gr5" draw:text-style-name="P6" draw:layer="measurelines" svg:width="6.604cm" svg:height="1.038cm" svg:x="1.508cm" svg:y="1.278cm">
          <draw:text-box>
            <text:p text:style-name="P2"><text:span text:style-name="T3">MicroKit09 Mk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7T14:55:42.568565313</meta:creation-date>
    <meta:editing-duration>PT17M57S</meta:editing-duration>
    <meta:editing-cycles>4</meta:editing-cycles>
    <meta:generator>LibreOffice/6.1.5.2$Linux_X86_64 LibreOffice_project/10$Build-2</meta:generator>
    <dc:date>2021-03-28T10:59:22.331562612</dc:date>
    <meta:document-statistic meta:object-count="73"/>
  </office:meta>
</office:document-meta>
</file>